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c9c" officeooo:paragraph-rsid="000dac9c"/>
    </style:style>
    <style:style style:name="P2" style:family="paragraph" style:parent-style-name="Standard">
      <style:text-properties officeooo:paragraph-rsid="000dac9c"/>
    </style:style>
    <style:style style:name="P3" style:family="paragraph" style:parent-style-name="Standard">
      <style:text-properties officeooo:paragraph-rsid="000ec375"/>
    </style:style>
    <style:style style:name="P4" style:family="paragraph" style:parent-style-name="Standard">
      <style:text-properties officeooo:paragraph-rsid="000f2781"/>
    </style:style>
    <style:style style:name="T1" style:family="text">
      <style:text-properties officeooo:rsid="000dac9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c9c" style:font-style-asian="italic" style:font-style-complex="italic"/>
    </style:style>
    <style:style style:name="T4" style:family="text">
      <style:text-properties fo:font-style="italic" officeooo:rsid="000ec375" style:font-style-asian="italic" style:font-style-complex="italic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style:font-name="Liberation Serif" fo:font-style="italic" officeooo:rsid="000dac9c" style:font-style-asian="italic" style:font-style-complex="italic"/>
    </style:style>
    <style:style style:name="T7" style:family="text">
      <style:text-properties style:font-name="Liberation Serif" fo:font-style="italic" officeooo:rsid="000ec375" style:font-style-asian="italic" style:font-style-complex="italic"/>
    </style:style>
    <style:style style:name="T8" style:family="text">
      <style:text-properties style:font-name="Liberation Serif" fo:font-style="italic" officeooo:rsid="000f2781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ing mongodb on Ubuntu18.04 x64:</text:p>
      <text:p text:style-name="P1"/>
      <text:p text:style-name="P2"><text:span text:style-name="T1">1. </text:span><text:a xlink:type="simple" xlink:href="https://www.mongodb.com/download-center/community" text:style-name="Internet_20_link" text:visited-style-name="Visited_20_Internet_20_Link">https://www.mongodb.com/download-center/community</text:a></text:p>
      <text:p text:style-name="P1">2. TGZ package – current release – Select your OS</text:p>
      <text:p text:style-name="P1">3. Extract the downloaded folder.</text:p>
      <text:p text:style-name="P1">4. Name the folder ‘mongodb’.</text:p>
      <text:p text:style-name="P1">5.Move this folder to your home directory.</text:p>
      <text:p text:style-name="P1">6. In the ‘home’ directory, create a new folder. Name it ‘mongodb-data’. (This is the folder where your data will get saved).</text:p>
      <text:p text:style-name="P1">7. Go to you terminal. Run the command $ cd ~ .</text:p>
      <text:p text:style-name="P1">8. Run the command pwd. (expected output - /home/kiugee). (kiugee, is my computer name.)</text:p>
      <text:p text:style-name="P1">9. Run the command - <text:span text:style-name="T2">/home/kiugee/mongodb/bin/mongod –dbpath=/home/kiugee/mongodb-data</text:span></text:p>
      <text:p text:style-name="P1"><text:span text:style-name="T2"><text:s/></text:span></text:p>
      <text:p text:style-name="P1"><text:span text:style-name="T2">Now this may get stuck and ask for libcurl3 and libcurl4 pkgs to be installed first. For that...follow the steps..</text:span></text:p>
      <text:p text:style-name="P1"><text:span text:style-name="T2"/></text:p>
      <text:p text:style-name="P1"><text:span text:style-name="T2">1. Open the terminal.</text:span></text:p>
      <text:p text:style-name="P3"><text:span text:style-name="T3">2. Run the command </text:span><text:span text:style-name="T4">$ </text:span><text:span text:style-name="Source_20_Text"><text:span text:style-name="T2">sudo </text:span></text:span><text:span text:style-name="Source_20_Text"><text:span text:style-name="T5">apt-get install libcurl3 -y.</text:span></text:span></text:p>
      <text:p text:style-name="P3"><text:span text:style-name="Source_20_Text"><text:span text:style-name="T6">3. </text:span></text:span><text:span text:style-name="Source_20_Text"><text:span text:style-name="T7">Run the command $ sudo apt-get install libcurl4 libcurl4-openssl-dev -y.</text:span></text:span></text:p>
      <text:p text:style-name="P3"><text:span text:style-name="Source_20_Text"><text:span text:style-name="T7"/></text:span></text:p>
      <text:p text:style-name="P3"><text:span text:style-name="Source_20_Text"><text:span text:style-name="T7">Now try step 9. Again!!</text:span></text:span></text:p>
      <text:p text:style-name="P4"><text:span text:style-name="Source_20_Text"><text:span text:style-name="T8">You should get a lot of data on you terminal after 9. runs successfully.</text:span></text:span></text:p>
      <text:p text:style-name="P4"><text:span text:style-name="Source_20_Text"><text:span text:style-name="T8">I hope you are successful.</text:span></text:span></text:p>
      <text:p text:style-name="P4"><text:span text:style-name="Source_20_Text"><text:span text:style-name="T8"/></text:span></text:p>
      <text:p text:style-name="P4"><text:span text:style-name="Source_20_Text"><text:span text:style-name="T8">10. </text:span></text:span><text:a xlink:type="simple" xlink:href="https://robomongo.org/download" text:style-name="Internet_20_link" text:visited-style-name="Visited_20_Internet_20_Link"><text:span text:style-name="Source_20_Text"><text:span text:style-name="T8">https://robomongo.org/download</text:span></text:span></text:a></text:p>
      <text:p text:style-name="P4"><text:span text:style-name="Source_20_Text"><text:span text:style-name="T8">11. Download robo3T for linux.</text:span></text:span></text:p>
      <text:p text:style-name="P4"><text:span text:style-name="Source_20_Text"><text:span text:style-name="T8">12. The dowloaded folder needs to be ‘extract here’</text:span></text:span></text:p>
      <text:p text:style-name="P4"><text:span text:style-name="Source_20_Text"><text:span text:style-name="T8">13. Move into the extracted folder.</text:span></text:span></text:p>
      <text:p text:style-name="P4"><text:span text:style-name="Source_20_Text"><text:span text:style-name="T8">14. Move into the /bin folder.</text:span></text:span></text:p>
      <text:p text:style-name="P4"><text:span text:style-name="Source_20_Text"><text:span text:style-name="T8">15. You will find the robo3T exe. File. Run it.</text:span></text:span></text:p>
      <text:p text:style-name="P4"><text:span text:style-name="Source_20_Text"><text:span text:style-name="T8">16. agree. Next. Fill the form.</text:span></text:span></text:p>
      <text:p text:style-name="P4"><text:span text:style-name="Source_20_Text"><text:span text:style-name="T8">17. Finis.</text:span></text:span></text:p>
      <text:p text:style-name="P4"><text:span text:style-name="Source_20_Text"><text:span text:style-name="T8">18. Click on Connect.</text:span></text:span></text:p>
      <text:p text:style-name="P4"><text:span text:style-name="Source_20_Text"><text:span text:style-name="T8">19. Connection name: Local MongoDB Database.</text:span></text:span></text:p>
      <text:p text:style-name="P4"><text:span text:style-name="Source_20_Text"><text:span text:style-name="T8">20. Save.</text:span></text:span></text:p>
      <text:p text:style-name="P4"><text:span text:style-name="Source_20_Text"><text:span text:style-name="T8">21. Right click on the database. Click on OpenShell.</text:span></text:span></text:p>
      <text:p text:style-name="P4"><text:span text:style-name="Source_20_Text"><text:span text:style-name="T8">22. Run the command db.version(). Click on play button to your top left.</text:span></text:span></text:p>
      <text:p text:style-name="P4"><text:span text:style-name="Source_20_Text"><text:span text:style-name="T8">23. You should get the current version of mongodb installed.</text:span></text:span></text:p>
      <text:p text:style-name="P4"><text:span text:style-name="Source_20_Text"><text:span text:style-name="T8">24. Congrats.</text:span></text:span></text:p>
      <text:p text:style-name="P3"><text:span text:style-name="Source_20_Text"><text:span text:style-name="T4"/>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22:36:35.907761198</meta:creation-date>
    <dc:date>2019-11-25T23:14:49.747538249</dc:date>
    <meta:editing-duration>PT27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248" meta:character-count="1515" meta:non-whitespace-character-count="1296"/>
  </office:meta>
</office:document-meta>
</file>